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5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 - в контексте "Wordpress Разработка Плагинов"</text:p>
      <text:p text:style-name="Standard">ChatGPT</text:p>
      <text:p text:style-name="P1">ChatGPT</text:p>
      <text:p text:style-name="Text_20_body">Конечно, вот список вопросов для проверки знаний и умения использовать разработку плагинов для Wordpress, разделенных по категориям:</text:p>
      <text:p text:style-name="Text_20_body"><text:span text:style-name="Strong_20_Emphasis">PHP и основы программирования:</text:span></text:p>
      <text:list xml:id="list7854909857786268516" text:style-name="L1">
        <text:list-item>
          <text:p text:style-name="P7">Что такое PHP, и почему он используется для разработки плагинов для Wordpress?</text:p>
        </text:list-item>
        <text:list-item>
          <text:p text:style-name="P7">Как объявить функцию в PHP, которая принимает аргументы?</text:p>
        </text:list-item>
        <text:list-item>
          <text:p text:style-name="P7">Что такое переменная и какие типы переменных поддерживаются в PHP?</text:p>
        </text:list-item>
        <text:list-item>
          <text:p text:style-name="P7">Как объявить массив в PHP и как получить доступ к его элементам?</text:p>
        </text:list-item>
        <text:list-item>
          <text:p text:style-name="P2">Что такое условные операторы (if-else) и циклы (for, foreach) в PHP, и как они используются?</text:p>
        </text:list-item>
      </text:list>
      <text:p text:style-name="Text_20_body"><text:span text:style-name="Strong_20_Emphasis">API Wordpress:</text:span> 6. Что такое хуки (hooks) и фильтры (filters) в Wordpress, и как они используются в разработке плагинов?</text:p>
      <text:list xml:id="list1151872826626687747" text:style-name="L2">
        <text:list-item>
          <text:p text:style-name="P8">Как добавить новое действие (action) в Wordpress с помощью хуков?</text:p>
        </text:list-item>
        <text:list-item>
          <text:p text:style-name="P8">Как добавить новый фильтр (filter) в Wordpress с помощью хуков?</text:p>
        </text:list-item>
        <text:list-item>
          <text:p text:style-name="P8">Как использовать WP_Query для выполнения запросов к базе данных Wordpress?</text:p>
        </text:list-item>
        <text:list-item>
          <text:p text:style-name="P3">Как создать новую страницу настроек в административной панели Wordpress с помощью функции add_options_page()?</text:p>
        </text:list-item>
      </text:list>
      <text:p text:style-name="Text_20_body"><text:span text:style-name="Strong_20_Emphasis">Безопасность:</text:span> 11. Что такое экранизация (escaping) и зачем она нужна в разработке плагинов для Wordpress?</text:p>
      <text:list xml:id="list3168207746430307642" text:style-name="L3">
        <text:list-item>
          <text:p text:style-name="P9">Как защитить плагин от атаки XSS при выводе данных на странице?</text:p>
        </text:list-item>
        <text:list-item>
          <text:p text:style-name="P9">Как предотвратить атаки SQL-инъекций при работе с базой данных Wordpress?</text:p>
        </text:list-item>
        <text:list-item>
          <text:p text:style-name="P4">Какие меры безопасности следует принять при работе с формами и обработчиками запросов в Wordpress?</text:p>
        </text:list-item>
      </text:list>
      <text:p text:style-name="Text_20_body"><text:span text:style-name="Strong_20_Emphasis">Оптимизация и производительность:</text:span> 15. Как можно оптимизировать запросы к базе данных в плагинах для Wordpress?</text:p>
      <text:list xml:id="list1868058562443091416" text:style-name="L4">
        <text:list-item>
          <text:p text:style-name="P10">Что такое кэширование и как его можно использовать для повышения производительности плагина?</text:p>
        </text:list-item>
        <text:list-item>
          <text:p text:style-name="P5">Какие методы можно применить для оптимизации загрузки ресурсов (изображения, стили, скрипты) в Wordpress?</text:p>
        </text:list-item>
      </text:list>
      <text:p text:style-name="Text_20_body"><text:span text:style-name="Strong_20_Emphasis">Документация и распространение:</text:span> 18. Как создать README файл для плагина, содержащий описание, инструкции по установке и использованию?</text:p>
      <text:list xml:id="list5873922889496608250" text:style-name="L5">
        <text:list-item>
          <text:p text:style-name="P11">Какие стандарты и рекомендации следует соблюдать при написании комментариев в коде плагина?</text:p>
        </text:list-item>
        <text:list-item>
          <text:p text:style-name="P6">Как опубликовать плагин в официальном репозитории Wordpress, и какие требования нужно выполнить для этого?</text:p>
        </text:list-item>
      </text:list>
      <text:p text:style-name="Text_20_body">Эти вопросы помогут оценить глубину понимания и уровень подготовки в различных аспектах разработки плагинов для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2T00:43:11.62</dc:date>
    <meta:document-statistic meta:table-count="0" meta:image-count="0" meta:object-count="0" meta:page-count="1" meta:paragraph-count="26" meta:word-count="324" meta:character-count="2223"/>
    <dc:creator>Dima Wide</dc:creator>
    <meta:user-defined meta:name="Info 1"/>
    <meta:user-defined meta:name="Info 2"/>
    <meta:user-defined meta:name="Info 3"/>
    <meta:user-defined meta:name="Info 4"/>
  </office:meta>
</office:document-meta>
</file>